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ela2" style:family="table">
      <style:table-properties style:width="18.392cm" fo:margin-left="-0.533cm" table:align="left" fo:background-color="transparent" style:shadow="#808080 0.176cm 0.176cm">
        <style:background-image/>
      </style:table-properties>
    </style:style>
    <style:style style:name="Tabela2.A" style:family="table-column">
      <style:table-column-properties style:column-width="18.392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2.2" style:family="table-row">
      <style:table-row-properties style:min-row-height="0.591cm"/>
    </style:style>
    <style:style style:name="Tabela2.A2" style:family="table-cell">
      <style:table-cell-properties fo:padding="0cm" fo:border="none" style:writing-mode="page"/>
    </style:style>
    <style:style style:name="Tabela2.A3" style:family="table-cell">
      <style:table-cell-properties fo:padding="0cm" fo:border="none" style:writing-mode="page"/>
    </style:style>
    <style:style style:name="Tabela2.A4" style:family="table-cell">
      <style:table-cell-properties fo:padding="0cm" fo:border="none" style:writing-mode="page"/>
    </style:style>
    <style:style style:name="Tabela2.A5" style:family="table-cell">
      <style:table-cell-properties fo:padding="0cm" fo:border="none" style:writing-mode="page"/>
    </style:style>
    <style:style style:name="Tabela3" style:family="table">
      <style:table-properties style:width="18.216cm" table:align="margins" fo:background-color="transparent">
        <style:background-image/>
      </style:table-properties>
    </style:style>
    <style:style style:name="Tabela3.A" style:family="table-column">
      <style:table-column-properties style:column-width="3.969cm" style:rel-column-width="14279*"/>
    </style:style>
    <style:style style:name="Tabela3.B" style:family="table-column">
      <style:table-column-properties style:column-width="14.247cm" style:rel-column-width="51256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b4c7dc" style:writing-mode="page">
        <style:background-image/>
      </style:table-cell-properties>
    </style:style>
    <style:style style:name="Tabela3.B1" style:family="table-cell">
      <style:table-cell-properties style:writing-mode="page"/>
    </style:style>
    <style:style style:name="Tabela3.B2" style:family="table-cell">
      <style:table-cell-properties style:writing-mode="page"/>
    </style:style>
    <style:style style:name="Tabela3.B3" style:family="table-cell">
      <style:table-cell-properties style:writing-mode="page"/>
    </style:style>
    <style:style style:name="Tabela4" style:family="table">
      <style:table-properties style:width="18.216cm" table:align="margins"/>
    </style:style>
    <style:style style:name="Tabela4.A" style:family="table-column">
      <style:table-column-properties style:column-width="18.216cm" style:rel-column-width="65535*"/>
    </style:style>
    <style:style style:name="Tabela4.1" style:family="table-row">
      <style:table-row-properties style:min-row-height="0.591cm"/>
    </style:style>
    <style:style style:name="Tabela4.A1" style:family="table-cell">
      <style:table-cell-properties fo:padding="0cm" fo:border="none" style:writing-mode="page"/>
    </style:style>
    <style:style style:name="Tabela5" style:family="table">
      <style:table-properties style:width="18.216cm" table:align="margins" fo:background-color="transparent">
        <style:background-image/>
      </style:table-properties>
    </style:style>
    <style:style style:name="Tabela5.A" style:family="table-column">
      <style:table-column-properties style:column-width="3.969cm" style:rel-column-width="14279*"/>
    </style:style>
    <style:style style:name="Tabela5.B" style:family="table-column">
      <style:table-column-properties style:column-width="14.247cm" style:rel-column-width="51256*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5.B1" style:family="table-cell">
      <style:table-cell-properties style:writing-mode="page"/>
    </style:style>
    <style:style style:name="Tabela5.B2" style:family="table-cell">
      <style:table-cell-properties style:writing-mode="page"/>
    </style:style>
    <style:style style:name="Tabela5.3" style:family="table-row">
      <style:table-row-properties style:min-row-height="1.401cm" fo:background-color="transparent">
        <style:background-image/>
      </style:table-row-properties>
    </style:style>
    <style:style style:name="Tabela5.B3" style:family="table-cell">
      <style:table-cell-properties style:writing-mode="page"/>
    </style:style>
    <style:style style:name="Tabela3" style:family="table">
      <style:table-properties style:width="18.216cm" table:align="margins" fo:background-color="transparent">
        <style:background-image/>
      </style:table-properties>
    </style:style>
    <style:style style:name="Tabela3.A" style:family="table-column">
      <style:table-column-properties style:column-width="3.969cm" style:rel-column-width="14279*"/>
    </style:style>
    <style:style style:name="Tabela3.B" style:family="table-column">
      <style:table-column-properties style:column-width="14.247cm" style:rel-column-width="51256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b4c7dc" style:writing-mode="page">
        <style:background-image/>
      </style:table-cell-properties>
    </style:style>
    <style:style style:name="Tabela3.B1" style:family="table-cell">
      <style:table-cell-properties style:writing-mode="page"/>
    </style:style>
    <style:style style:name="Tabela3.B2" style:family="table-cell">
      <style:table-cell-properties style:writing-mode="page"/>
    </style:style>
    <style:style style:name="Tabela3.B3" style:family="table-cell">
      <style:table-cell-properties style:writing-mode="page"/>
    </style:style>
    <style:style style:name="Tabela4" style:family="table">
      <style:table-properties style:width="18.216cm" table:align="margins"/>
    </style:style>
    <style:style style:name="Tabela4.A" style:family="table-column">
      <style:table-column-properties style:column-width="18.216cm" style:rel-column-width="65535*"/>
    </style:style>
    <style:style style:name="Tabela4.1" style:family="table-row">
      <style:table-row-properties style:min-row-height="0.591cm"/>
    </style:style>
    <style:style style:name="Tabela4.A1" style:family="table-cell">
      <style:table-cell-properties fo:padding="0cm" fo:border="none" style:writing-mode="page"/>
    </style:style>
    <style:style style:name="Tabela5" style:family="table">
      <style:table-properties style:width="18.216cm" table:align="margins" fo:background-color="transparent">
        <style:background-image/>
      </style:table-properties>
    </style:style>
    <style:style style:name="Tabela5.A" style:family="table-column">
      <style:table-column-properties style:column-width="3.969cm" style:rel-column-width="14279*"/>
    </style:style>
    <style:style style:name="Tabela5.B" style:family="table-column">
      <style:table-column-properties style:column-width="14.247cm" style:rel-column-width="51256*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5.B1" style:family="table-cell">
      <style:table-cell-properties style:writing-mode="page"/>
    </style:style>
    <style:style style:name="Tabela5.B2" style:family="table-cell">
      <style:table-cell-properties style:writing-mode="page"/>
    </style:style>
    <style:style style:name="Tabela5.3" style:family="table-row">
      <style:table-row-properties style:min-row-height="1.401cm" fo:background-color="transparent">
        <style:background-image/>
      </style:table-row-properties>
    </style:style>
    <style:style style:name="Tabela5.B3" style:family="table-cell">
      <style:table-cell-properties style:writing-mode="page"/>
    </style:style>
    <style:style style:name="Tabela5" style:family="table">
      <style:table-properties style:width="18.216cm" table:align="margins" fo:background-color="transparent">
        <style:background-image/>
      </style:table-properties>
    </style:style>
    <style:style style:name="Tabela5.A" style:family="table-column">
      <style:table-column-properties style:column-width="3.969cm" style:rel-column-width="14279*"/>
    </style:style>
    <style:style style:name="Tabela5.B" style:family="table-column">
      <style:table-column-properties style:column-width="14.247cm" style:rel-column-width="51256*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5.B1" style:family="table-cell">
      <style:table-cell-properties style:writing-mode="page"/>
    </style:style>
    <style:style style:name="Tabela5.B2" style:family="table-cell">
      <style:table-cell-properties style:writing-mode="page"/>
    </style:style>
    <style:style style:name="Tabela5.3" style:family="table-row">
      <style:table-row-properties style:min-row-height="1.401cm" fo:background-color="transparent">
        <style:background-image/>
      </style:table-row-properties>
    </style:style>
    <style:style style:name="Tabela5.B3" style:family="table-cell">
      <style:table-cell-properties style:writing-mode="page"/>
    </style:style>
    <style:style style:name="P1" style:family="paragraph" style:parent-style-name="Standard">
      <style:paragraph-properties fo:text-align="end" style:justify-single-word="false"/>
      <style:text-properties style:font-name="Verdana" officeooo:rsid="001792be" officeooo:paragraph-rsid="001bf158"/>
    </style:style>
    <style:style style:name="P2" style:family="paragraph" style:parent-style-name="Standard">
      <style:paragraph-properties fo:text-align="end" style:justify-single-word="false"/>
      <style:text-properties style:font-name="Verdana" officeooo:rsid="001bf158" officeooo:paragraph-rsid="001bf158"/>
    </style:style>
    <style:style style:name="P3" style:family="paragraph" style:parent-style-name="Table_20_Contents">
      <style:paragraph-properties fo:text-align="start" style:justify-single-word="false"/>
      <style:text-properties style:font-name="Verdana" officeooo:rsid="001e738a" officeooo:paragraph-rsid="001e738a"/>
    </style:style>
    <style:style style:name="P4" style:family="paragraph" style:parent-style-name="Standard">
      <style:paragraph-properties fo:text-align="end" style:justify-single-word="false"/>
      <style:text-properties style:font-name="Verdana" officeooo:rsid="001e738a" officeooo:paragraph-rsid="002021a4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0.5pt" officeooo:rsid="001e738a" officeooo:paragraph-rsid="001e738a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.5pt" fo:font-weight="bold" officeooo:rsid="001e738a" officeooo:paragraph-rsid="001e738a" style:font-size-asian="10.5pt" style:font-weight-asian="bold" style:font-size-complex="10.5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-0.9cm" fo:text-align="end" style:justify-single-word="false" fo:text-indent="0cm" style:auto-text-indent="false" style:page-number="auto" fo:background-color="transparent"/>
      <style:text-properties fo:color="#2a6099" loext:opacity="100%" style:font-name="Verdana" fo:font-weight="bold" officeooo:rsid="001bf158" officeooo:paragraph-rsid="001bf158" fo:background-color="#b4c7dc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paragraph-rsid="001e738a"/>
    </style:style>
    <style:style style:name="P9" style:family="paragraph" style:parent-style-name="Table_20_Contents">
      <style:paragraph-properties fo:text-align="start" style:justify-single-word="false"/>
      <style:text-properties officeooo:paragraph-rsid="002dbd97"/>
    </style:style>
    <style:style style:name="P10" style:family="paragraph" style:parent-style-name="Table_20_Contents">
      <style:paragraph-properties fo:text-align="end" style:justify-single-word="false"/>
      <style:text-properties fo:color="#3465a4" loext:opacity="100%" style:font-name="Verdana" fo:font-weight="bold" officeooo:rsid="001e738a" officeooo:paragraph-rsid="001e738a" fo:background-color="#b4c7dc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3465a4" loext:opacity="100%" style:font-name="Verdana" fo:font-weight="bold" officeooo:rsid="001e738a" officeooo:paragraph-rsid="001e738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3465a4" loext:opacity="100%" style:font-name="Verdana" fo:font-size="8pt" fo:font-weight="bold" officeooo:rsid="001e738a" officeooo:paragraph-rsid="001e738a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3465a4" loext:opacity="100%" style:font-name="Verdana" fo:font-size="8pt" fo:font-weight="bold" officeooo:rsid="001e738a" officeooo:paragraph-rsid="001e738a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.5pt" officeooo:rsid="001e738a" officeooo:paragraph-rsid="002edb44" style:font-size-asian="10.5pt" style:font-size-complex="10.5pt"/>
    </style:style>
    <style:style style:name="P15" style:family="paragraph" style:parent-style-name="Table_20_Contents">
      <style:paragraph-properties fo:text-align="start" style:justify-single-word="false"/>
      <style:text-properties officeooo:paragraph-rsid="001e738a"/>
    </style:style>
    <style:style style:name="T1" style:family="text">
      <style:text-properties style:font-name="Verdana" fo:font-size="10.5pt" officeooo:rsid="001e738a" style:font-size-asian="10.5pt" style:font-size-complex="10.5pt"/>
    </style:style>
    <style:style style:name="T2" style:family="text">
      <style:text-properties style:font-name="Verdana" fo:font-size="10.5pt" officeooo:rsid="002dbd97" style:font-size-asian="10.5pt" style:font-size-complex="10.5pt"/>
    </style:style>
    <style:style style:name="T3" style:family="text">
      <style:text-properties style:font-name="Verdana" fo:font-size="10.5pt" fo:font-weight="bold" officeooo:rsid="001e738a" style:font-size-asian="10.5pt" style:font-weight-asian="bold" style:font-size-complex="10.5pt" style:font-weight-complex="bold"/>
    </style:style>
    <style:style style:name="T4" style:family="text">
      <style:text-properties style:font-name="Verdana" fo:font-size="10.5pt" fo:font-weight="bold" officeooo:rsid="002dbd97" style:font-size-asian="10.5pt" style:font-weight-asian="bold" style:font-size-complex="10.5pt" style:font-weight-complex="bold"/>
    </style:style>
    <style:style style:name="T5" style:family="text">
      <style:text-properties style:font-name="Verdana" fo:font-size="10.5pt" style:text-underline-style="solid" style:text-underline-width="auto" style:text-underline-color="font-color" officeooo:rsid="001e738a" style:font-size-asian="10.5pt" style:font-size-complex="10.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3465a4" loext:opacity="100%"/>
    </style:style>
    <style:style style:name="T8" style:family="text">
      <style:text-properties fo:color="#3465a4" loext:opacity="100%" style:font-name="Verdana" fo:font-size="10.5pt" officeooo:rsid="001e738a" style:font-size-asian="10.5pt" style:font-size-complex="10.5pt"/>
    </style:style>
    <style:style style:name="T9" style:family="text">
      <style:text-properties fo:color="#3465a4" loext:opacity="100%" style:font-name="Verdana" fo:font-size="10.5pt" officeooo:rsid="001f3437" style:font-size-asian="10.5pt" style:font-size-complex="10.5pt"/>
    </style:style>
    <style:style style:name="T10" style:family="text">
      <style:text-properties fo:color="#3465a4" loext:opacity="100%" style:font-name="Verdana" fo:font-size="10.5pt" officeooo:rsid="002dbd97" style:font-size-asian="10.5pt" style:font-size-complex="10.5pt"/>
    </style:style>
    <style:style style:name="T11" style:family="text">
      <style:text-properties officeooo:rsid="002dbd97"/>
    </style:style>
    <style:style style:name="T12" style:family="text">
      <style:text-properties fo:color="#c9211e" loext:opacity="100%" style:font-name="Verdana" fo:font-size="10.5pt" officeooo:rsid="002dbd97" style:font-size-asian="10.5pt" style:font-size-complex="10.5pt"/>
    </style:style>
    <style:style style:name="T13" style:family="text">
      <style:text-properties officeooo:rsid="002de4ee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weight="normal" officeooo:rsid="00290252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CENARIUSZ TESTOWY</text:p>
      <text:p text:style-name="P1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SCENARIUSZ 0<text:span text:style-name="T11">2</text:span>. <text:span text:style-name="T11">DODANIE PUSTEGO ARTYKUŁU</text:span></text:p>
          </table:table-cell>
        </table:table-row>
        <table:table-row table:style-name="Tabela2.2">
          <table:table-cell table:style-name="Tabela2.A4" office:value-type="string">
            <text:p text:style-name="P5"><text:span text:style-name="T6">AUTOR</text:span>: <text:span text:style-name="T14">MA</text:span></text:p>
          </table:table-cell>
        </table:table-row>
        <table:table-row table:style-name="Tabela2.2">
          <table:table-cell table:style-name="Tabela2.A4" office:value-type="string">
            <text:p text:style-name="P6">DATA: <text:span text:style-name="T15">01.02.2019</text:span></text:p>
          </table:table-cell>
        </table:table-row>
        <table:table-row table:style-name="Tabela2.2">
          <table:table-cell table:style-name="Tabela2.A4" office:value-type="string">
            <text:p text:style-name="P3"/>
            <text:p text:style-name="P10">Przypadek testowy 01: POPRAWNE LOGOWANIE SIĘ</text:p>
          </table:table-cell>
        </table:table-row>
        <table:table-row table:style-name="Tabela2.2">
          <table:table-cell table:style-name="Tabela2.A5" office:value-type="string">
            <table:table table:name="Tabela3" table:style-name="Tabela3">
              <table:table-column table:style-name="Tabela3.A"/>
              <table:table-column table:style-name="Tabela3.B"/>
              <table:table-row table:style-name="Tabela3.1">
                <table:table-cell table:style-name="Tabela3.A1" office:value-type="string">
                  <text:p text:style-name="P12">WARUNKI WSTĘPNE</text:p>
                </table:table-cell>
                <table:table-cell table:style-name="Tabela3.B3" office:value-type="string">
                  <text:p text:style-name="P5"><text:s/>Użytkownik posiada w CMS aktywne konto z przyznanymi uprawnieniami redaktora</text:p>
                </table:table-cell>
              </table:table-row>
              <table:table-row table:style-name="Tabela3.1">
                <table:table-cell table:style-name="Tabela3.A1" office:value-type="string">
                  <text:p text:style-name="P12">KROKI TESTOWE</text:p>
                </table:table-cell>
                <table:table-cell table:style-name="Tabela3.B3" office:value-type="string">
                  <text:p text:style-name="P8"><text:span text:style-name="T1"><text:s/></text:span><text:span text:style-name="T3">1.</text:span><text:span text:style-name="T1"> Otwarcie w przeglądarce strony </text:span><text:span text:style-name="T5">https://cms.g[…].pl</text:span></text:p>
                  <text:p text:style-name="P5"><text:s/><text:span text:style-name="T6">2. </text:span>Wpisanie poprawnego loginu i hasła w odpowiednich polach</text:p>
                  <text:p text:style-name="P5"><text:s/><text:span text:style-name="T6">3.</text:span> Kliknięcie przycisku „<text:span text:style-name="T7">ZALOGUJ SIĘ</text:span>”</text:p>
                </table:table-cell>
              </table:table-row>
              <table:table-row table:style-name="Tabela3.1">
                <table:table-cell table:style-name="Tabela3.A1" office:value-type="string">
                  <text:p text:style-name="P13">OCZEKIWANY REZULTAT</text:p>
                </table:table-cell>
                <table:table-cell table:style-name="Tabela3.B3" office:value-type="string">
                  <text:p text:style-name="P5"><text:s/>Załadowanie się strony głównej CMS z możliwością dodania nowego artykułu</text:p>
                </table:table-cell>
              </table:table-row>
            </table:table>
            <table:table table:name="Tabela4" table:style-name="Tabela4">
              <table:table-column table:style-name="Tabela4.A"/>
              <table:table-row table:style-name="Tabela4.1">
                <table:table-cell table:style-name="Tabela4.A1" office:value-type="string">
                  <text:p text:style-name="P10"/>
                  <text:p text:style-name="P10">Przypadek testowy 02: <text:span text:style-name="T13">ZAPISANIE PUSTEGO</text:span><text:span text:style-name="T11"> ARTYKUŁU</text:span></text:p>
                </table:table-cell>
              </table:table-row>
              <table:table-row table:style-name="Tabela4.1">
                <table:table-cell table:style-name="Tabela4.A1" office:value-type="string">
                  <table:table table:name="Tabela5" table:style-name="Tabela5">
                    <table:table-column table:style-name="Tabela5.A"/>
                    <table:table-column table:style-name="Tabela5.B"/>
                    <table:table-row table:style-name="Tabela5.1">
                      <table:table-cell table:style-name="Tabela5.A1" office:value-type="string">
                        <text:p text:style-name="P12">WARUNKI WSTĘPNE</text:p>
                      </table:table-cell>
                      <table:table-cell table:style-name="Tabela5.B3" office:value-type="string">
                        <text:p text:style-name="P14"><text:s/>Użytkownik posiada w CMS aktywne konto z przyznanymi uprawnieniami redaktora. Użytkownik zalogowany do CMS.</text:p>
                      </table:table-cell>
                    </table:table-row>
                    <table:table-row table:style-name="Tabela5.1">
                      <table:table-cell table:style-name="Tabela5.A1" office:value-type="string">
                        <text:p text:style-name="P12">KROKI TESTOWE</text:p>
                      </table:table-cell>
                      <table:table-cell table:style-name="Tabela5.B3" office:value-type="string">
                        <text:p text:style-name="P8"><text:span text:style-name="T1"><text:s/></text:span><text:span text:style-name="T3">1.</text:span><text:span text:style-name="T1"> Kliknięcie na stronie </text:span><text:span text:style-name="T5">https://cms.g[…].pl</text:span><text:span text:style-name="T1"> przycisku „</text:span><text:span text:style-name="T8">NOWY ARTYKUŁ</text:span><text:span text:style-name="T1">”</text:span></text:p>
                        <text:p text:style-name="P8"><text:span text:style-name="T1"><text:s/></text:span><text:span text:style-name="T4">2. </text:span><text:span text:style-name="T2">Pozostawienie wszystkich pól pustych</text:span></text:p>
                        <text:p text:style-name="P9"><text:span text:style-name="T1"><text:s/></text:span><text:span text:style-name="T4">3.</text:span><text:span text:style-name="T2"> </text:span><text:span text:style-name="T1">Zapisanie artykułu (przycisk „</text:span><text:span text:style-name="T8">ZAPISZ I WYJDŹ</text:span><text:span text:style-name="T1">” u dołu strony)</text:span></text:p>
                      </table:table-cell>
                    </table:table-row>
                    <table:table-row table:style-name="Tabela5.3">
                      <table:table-cell table:style-name="Tabela5.A1" office:value-type="string">
                        <text:p text:style-name="P13">OCZEKIWANY REZULTAT</text:p>
                      </table:table-cell>
                      <table:table-cell table:style-name="Tabela5.B3" office:value-type="string">
                        <text:p text:style-name="P9"><text:span text:style-name="T1"><text:s/></text:span><text:span text:style-name="T2">CMS zatrzymuje użytkownika na stronie edycji artykułu</text:span><text:span text:style-name="T1">. </text:span><text:span text:style-name="T2">Pojawiają się czerwone komunikaty przy polach </text:span><text:span text:style-name="T1">„</text:span><text:span text:style-name="T10">TYTUŁ</text:span><text:span text:style-name="T1">” </text:span><text:span text:style-name="T2">i </text:span><text:span text:style-name="T1">„</text:span><text:span text:style-name="T9">LID</text:span><text:span text:style-name="T1">” </text:span><text:span text:style-name="T2">z informacją </text:span><text:span text:style-name="T1">„</text:span><text:span text:style-name="T12">WYMAGANE</text:span><text:span text:style-name="T1">”.</text:span></text:p>
                      </table:table-cell>
                    </table:table-row>
                  </table:table>
                </table:table-cell>
              </table:table-row>
            </table:table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18:56:00.559000000</meta:creation-date>
    <dc:date>2023-03-12T20:54:13.107000000</dc:date>
    <meta:editing-duration>PT1H12M30S</meta:editing-duration>
    <meta:editing-cycles>23</meta:editing-cycles>
    <meta:generator>LibreOffice/7.2.5.2$Windows_X86_64 LibreOffice_project/499f9727c189e6ef3471021d6132d4c694f357e5</meta:generator>
    <meta:document-statistic meta:table-count="4" meta:image-count="0" meta:object-count="0" meta:page-count="1" meta:paragraph-count="22" meta:word-count="131" meta:character-count="994" meta:non-whitespace-character-count="875"/>
  </office:meta>
</office:document-meta>
</file>